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20000000777F7C5F8E815FF05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OpenSymbol" svg:font-family="OpenSymbol"/>
    <style:font-face style:name="Liberation Mono1" svg:font-family="'Liberation Mono'" style:font-adornments="Standard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4" svg:font-family="'Liberation Sans'" style:font-pitch="variable"/>
    <style:font-face style:name="Liberation Sans1" svg:font-family="'Liberation Sans'" style:font-adornments="Bold" style:font-pitch="variable"/>
    <style:font-face style:name="Liberation Sans" svg:font-family="'Liberation Sans'" style:font-adornments="Regular" style:font-pitch="variable"/>
    <style:font-face style:name="Utopia LaTeX" svg:font-family="'Utopia LaTeX'" style:font-pitch="variable"/>
    <style:font-face style:name="FreeSans" svg:font-family="FreeSans" style:font-family-generic="roman" style:font-pitch="variable"/>
    <style:font-face style:name="Liberation Sans2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5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999999" style:font-name="Liberation Sans3" fo:font-size="10pt" fo:font-weight="normal" officeooo:rsid="00717594" officeooo:paragraph-rsid="00717594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end" style:justify-single-word="false"/>
      <style:text-properties fo:color="#999999" style:font-name="Liberation Sans3" fo:font-size="10pt" fo:font-weight="normal" officeooo:rsid="0155a948" officeooo:paragraph-rsid="0155a948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color="#999999" style:font-name="Liberation Sans3" fo:font-size="10pt" fo:font-weight="normal" officeooo:rsid="019be44b" officeooo:paragraph-rsid="019be44b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999999" style:font-name="Liberation Sans3" fo:font-size="10pt" fo:font-weight="bold" officeooo:rsid="0027febb" officeooo:paragraph-rsid="0027febb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999999" style:font-name="Utopia LaTeX" fo:font-size="16pt" fo:font-weight="normal" style:font-size-asian="16pt" style:font-weight-asian="normal" style:font-size-complex="16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Liberation Sans3" fo:font-size="12pt" fo:font-weight="bold" officeooo:rsid="01bf5708" officeooo:paragraph-rsid="01b0e16a" style:font-size-asian="12pt" style:font-weight-asian="bold" style:font-size-complex="12pt" style:font-weight-complex="bold"/>
    </style:style>
    <style:style style:name="P8" style:family="paragraph" style:parent-style-name="Text_20_body">
      <loext:graphic-properties draw:fill="none" draw:fill-color="#ffffff" draw:opacity="100%"/>
      <style:paragraph-properties fo:text-align="start" style:justify-single-word="false" fo:background-color="transparent"/>
      <style:text-properties style:font-name="Liberation Sans4" fo:font-size="12pt" officeooo:rsid="01c7f96c" officeooo:paragraph-rsid="01c7f96c" style:font-size-asian="12pt" style:font-size-complex="12pt"/>
    </style:style>
    <style:style style:name="P9" style:family="paragraph" style:parent-style-name="Text_20_body">
      <loext:graphic-properties draw:fill="none" draw:fill-color="#ffffff" draw:opacity="100%"/>
      <style:paragraph-properties fo:text-align="start" style:justify-single-word="false" fo:background-color="transparent"/>
      <style:text-properties style:font-name="Liberation Sans4" officeooo:rsid="01b0ec8e" officeooo:paragraph-rsid="01c7597b"/>
    </style:style>
    <style:style style:name="P10" style:family="paragraph" style:parent-style-name="Text_20_body">
      <style:text-properties style:font-name="Liberation Sans3" fo:font-size="12pt" fo:font-weight="bold" officeooo:rsid="01b36911" officeooo:paragraph-rsid="01b36911" style:font-size-asian="12pt" style:font-weight-asian="bold" style:font-size-complex="12pt" style:font-weight-complex="bold"/>
    </style:style>
    <style:style style:name="P11" style:family="paragraph" style:parent-style-name="Text_20_body">
      <style:text-properties officeooo:paragraph-rsid="01c4df6a"/>
    </style:style>
    <style:style style:name="P12" style:family="paragraph" style:parent-style-name="Text_20_body">
      <style:text-properties officeooo:paragraph-rsid="01c5d4bb"/>
    </style:style>
    <style:style style:name="P13" style:family="paragraph" style:parent-style-name="Text_20_body">
      <loext:graphic-properties draw:fill="none" draw:fill-color="#ffffff" draw:opacity="100%"/>
      <style:paragraph-properties fo:text-align="start" style:justify-single-word="false" fo:background-color="transparent"/>
      <style:text-properties officeooo:paragraph-rsid="01c7597b"/>
    </style:style>
    <style:style style:name="P14" style:family="paragraph" style:parent-style-name="Text_20_body">
      <loext:graphic-properties draw:fill="none" draw:fill-color="#ffffff" draw:opacity="100%"/>
      <style:paragraph-properties fo:text-align="start" style:justify-single-word="false" fo:background-color="transparent"/>
      <style:text-properties officeooo:paragraph-rsid="01c7def9"/>
    </style:style>
    <style:style style:name="P15" style:family="paragraph" style:parent-style-name="Text_20_body">
      <loext:graphic-properties draw:fill="none" draw:fill-color="#ffffff" draw:opacity="100%"/>
      <style:paragraph-properties fo:text-align="start" style:justify-single-word="false" fo:background-color="transparent"/>
      <style:text-properties officeooo:paragraph-rsid="01c954c0"/>
    </style:style>
    <style:style style:name="P16" style:family="paragraph" style:parent-style-name="Text_20_body">
      <loext:graphic-properties draw:fill="none" draw:fill-color="#ffffff" draw:opacity="100%"/>
      <style:paragraph-properties fo:text-align="start" style:justify-single-word="false" fo:background-color="transparent"/>
      <style:text-properties officeooo:rsid="01b1dc25" officeooo:paragraph-rsid="01c7def9"/>
    </style:style>
    <style:style style:name="P17" style:family="paragraph" style:parent-style-name="Text_20_body">
      <style:text-properties officeooo:rsid="01ccc972" officeooo:paragraph-rsid="01ccc972"/>
    </style:style>
    <style:style style:name="P18" style:family="paragraph" style:parent-style-name="Text_20_body">
      <style:text-properties officeooo:paragraph-rsid="01ccc972"/>
    </style:style>
    <style:style style:name="P19" style:family="paragraph" style:parent-style-name="Text_20_body">
      <style:text-properties officeooo:rsid="01cde641" officeooo:paragraph-rsid="01cde641"/>
    </style:style>
    <style:style style:name="P20" style:family="paragraph" style:parent-style-name="Preformatted_20_Text">
      <style:text-properties officeooo:paragraph-rsid="01c4df6a"/>
    </style:style>
    <style:style style:name="P21" style:family="paragraph" style:parent-style-name="Preformatted_20_Text">
      <loext:graphic-properties draw:fill="none" draw:fill-color="#ffffff" draw:opacity="100%"/>
      <style:paragraph-properties fo:text-align="start" style:justify-single-word="false" fo:background-color="transparent"/>
      <style:text-properties style:font-name="Liberation Sans4" officeooo:rsid="01b0ec8e" officeooo:paragraph-rsid="01c7597b"/>
    </style:style>
    <style:style style:name="P22" style:family="paragraph" style:parent-style-name="Preformatted_20_Text">
      <loext:graphic-properties draw:fill="none" draw:fill-color="#ffffff" draw:opacity="100%"/>
      <style:paragraph-properties fo:text-align="start" style:justify-single-word="false" fo:background-color="transparent"/>
      <style:text-properties style:font-name="Liberation Sans4" fo:font-size="12pt" officeooo:rsid="01c7f96c" officeooo:paragraph-rsid="01c7f96c" style:font-size-asian="12pt" style:font-size-complex="12pt"/>
    </style:style>
    <style:style style:name="P23" style:family="paragraph" style:parent-style-name="Preformatted_20_Text">
      <style:text-properties officeooo:paragraph-rsid="01c7def9"/>
    </style:style>
    <style:style style:name="P24" style:family="paragraph" style:parent-style-name="Preformatted_20_Text">
      <style:paragraph-properties fo:margin-top="0cm" fo:margin-bottom="0.499cm" loext:contextual-spacing="false"/>
    </style:style>
    <style:style style:name="P25" style:family="paragraph" style:parent-style-name="Preformatted_20_Text">
      <style:paragraph-properties fo:margin-top="0cm" fo:margin-bottom="0.499cm" loext:contextual-spacing="false"/>
      <style:text-properties officeooo:paragraph-rsid="01c7def9"/>
    </style:style>
    <style:style style:name="P26" style:family="paragraph" style:parent-style-name="Important">
      <style:text-properties style:font-name="Liberation Sans4" officeooo:rsid="01c3fd8f" officeooo:paragraph-rsid="01c3fd8f"/>
    </style:style>
    <style:style style:name="P27" style:family="paragraph" style:parent-style-name="Important">
      <style:text-properties style:font-name="Liberation Sans4" officeooo:rsid="01c7597b" officeooo:paragraph-rsid="01c7597b"/>
    </style:style>
    <style:style style:name="P28" style:family="paragraph" style:parent-style-name="Important">
      <style:text-properties officeooo:rsid="01c7f96c" officeooo:paragraph-rsid="01c7f96c"/>
    </style:style>
    <style:style style:name="P29" style:family="paragraph" style:parent-style-name="Important">
      <style:text-properties officeooo:rsid="01ccc972" officeooo:paragraph-rsid="01ccc972"/>
    </style:style>
    <style:style style:name="P30" style:family="paragraph" style:parent-style-name="Important">
      <style:paragraph-properties fo:break-before="page"/>
      <style:text-properties officeooo:paragraph-rsid="01c4df6a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style:paragraph-properties fo:margin-left="0cm" fo:margin-right="0cm" fo:margin-top="0cm" fo:margin-bottom="0cm" fo:line-height="100%" fo:text-align="center" fo:text-indent="0cm"/>
    </style:style>
    <style:style style:name="P33" style:family="paragraph">
      <loext:graphic-properties draw:fill="solid" draw:fill-color="#cccc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9999c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cm" fo:margin-bottom="0cm" fo:line-height="100%" fo:text-align="start" fo:text-indent="0cm"/>
    </style:style>
    <style:style style:name="P36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align="end" fo:text-indent="0cm"/>
    </style:style>
    <style:style style:name="P38" style:family="paragraph">
      <loext:graphic-properties draw:fill="none" draw:fill-color="#729fcf"/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83ca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b0e16a"/>
    </style:style>
    <style:style style:name="T2" style:family="text">
      <style:text-properties style:font-name="Liberation Sans4"/>
    </style:style>
    <style:style style:name="T3" style:family="text">
      <style:text-properties style:font-name="Liberation Sans4" fo:font-size="12pt" fo:font-weight="bold" officeooo:rsid="01c4df6a" style:font-size-asian="12pt" style:font-weight-asian="bold" style:font-size-complex="12pt" style:font-weight-complex="bold"/>
    </style:style>
    <style:style style:name="T4" style:family="text">
      <style:text-properties style:font-name="Liberation Sans4" fo:font-size="12pt" officeooo:rsid="01c4df6a" style:font-size-asian="12pt" style:font-size-complex="12pt"/>
    </style:style>
    <style:style style:name="T5" style:family="text">
      <style:text-properties style:font-name="Liberation Sans4" officeooo:rsid="01bedb51"/>
    </style:style>
    <style:style style:name="T6" style:family="text">
      <style:text-properties fo:font-size="12pt" officeooo:rsid="01c7597b" style:font-size-asian="12pt" style:font-size-complex="12pt"/>
    </style:style>
    <style:style style:name="T7" style:family="text">
      <style:text-properties fo:font-size="12pt" officeooo:rsid="01c7def9" style:font-size-asian="12pt" style:font-size-complex="12pt"/>
    </style:style>
    <style:style style:name="T8" style:family="text">
      <style:text-properties style:font-name="Liberation Sans3" fo:font-size="12pt" officeooo:rsid="01c7597b" style:font-size-asian="12pt" style:font-size-complex="12pt"/>
    </style:style>
    <style:style style:name="T9" style:family="text">
      <style:text-properties style:font-name="Liberation Sans3" fo:font-size="12pt" officeooo:rsid="01c7def9" style:font-size-asian="12pt" style:font-size-complex="12pt"/>
    </style:style>
    <style:style style:name="T10" style:family="text">
      <style:text-properties style:font-name="Liberation Sans3" fo:font-size="12pt" officeooo:rsid="01c954c0" style:font-size-asian="12pt" style:font-size-complex="12pt"/>
    </style:style>
    <style:style style:name="T11" style:family="text">
      <style:text-properties style:font-name="Liberation Sans3" fo:font-size="12pt" fo:font-style="italic" officeooo:rsid="01c7597b" style:font-size-asian="12pt" style:font-style-asian="italic" style:font-size-complex="12pt" style:font-style-complex="italic"/>
    </style:style>
    <style:style style:name="T12" style:family="text">
      <style:text-properties style:font-name="Liberation Sans3" fo:font-size="12pt" fo:font-style="italic" officeooo:rsid="01c7def9" style:font-size-asian="12pt" style:font-style-asian="italic" style:font-size-complex="12pt" style:font-style-complex="italic"/>
    </style:style>
    <style:style style:name="T13" style:family="text">
      <style:text-properties style:font-name="Liberation Sans3" fo:font-size="12pt" fo:font-style="normal" officeooo:rsid="01c7597b" style:font-size-asian="12pt" style:font-style-asian="normal" style:font-size-complex="12pt" style:font-style-complex="normal"/>
    </style:style>
    <style:style style:name="T14" style:family="text">
      <style:text-properties style:font-name="Liberation Sans3" fo:font-size="12pt" fo:font-style="normal" officeooo:rsid="01c7def9" style:font-size-asian="12pt" style:font-style-asian="normal" style:font-size-complex="12pt" style:font-style-complex="normal"/>
    </style:style>
    <style:style style:name="T15" style:family="text">
      <style:text-properties style:font-name="Liberation Sans3" officeooo:rsid="01c4df6a"/>
    </style:style>
    <style:style style:name="T16" style:family="text">
      <style:text-properties style:font-name="Liberation Sans3" officeooo:rsid="01c5d4bb"/>
    </style:style>
    <style:style style:name="T17" style:family="text">
      <style:text-properties style:font-name="Liberation Sans3" officeooo:rsid="01ce4f08"/>
    </style:style>
    <style:style style:name="T18" style:family="text">
      <style:text-properties officeooo:rsid="01c4df6a"/>
    </style:style>
    <style:style style:name="T19" style:family="text">
      <style:text-properties officeooo:rsid="01c5d4bb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officeooo:rsid="01c7597b" style:font-size-asian="10pt" style:font-size-complex="10pt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officeooo:rsid="01cde641"/>
    </style:style>
    <style:style style:name="T24" style:family="text">
      <style:text-properties style:font-name="Liberation Mono"/>
    </style:style>
    <style:style style:name="T25" style:family="text">
      <style:text-properties style:font-name="Liberation Mono" fo:font-style="italic" style:font-style-asian="italic" style:font-style-complex="italic"/>
    </style:style>
    <style:style style:name="T26" style:family="text">
      <style:text-properties style:font-name="Liberation Mono" officeooo:rsid="01ce4f08"/>
    </style:style>
    <style:style style:name="T27" style:family="text">
      <style:text-properties officeooo:rsid="01d47be4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2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ff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2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ff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ccff" draw:textarea-horizontal-align="justify" draw:textarea-vertical-align="middle" draw:auto-grow-height="false" fo:min-height="2.485cm" fo:min-width="7.05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9999cc" draw:textarea-horizontal-align="justify" draw:textarea-vertical-align="middle" draw:auto-grow-height="false" fo:min-height="2.485cm" fo:min-width="7.05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83caff" draw:textarea-horizontal-align="justify" draw:textarea-vertical-align="middle" draw:auto-grow-height="false" fo:min-height="3.814cm" fo:min-width="6.9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Schematischer Ablauf der Entwicklung und Veröffentlichung</text:p>
      <text:p text:style-name="P10"><draw:g text:anchor-type="paragraph" draw:z-index="4" draw:name="Form1" draw:style-name="gr1"><draw:custom-shape draw:name="Form1" draw:style-name="gr2" draw:text-style-name="P33" xml:id="id1" draw:id="id1" svg:width="7.85cm" svg:height="3.029cm" svg:x="4.584cm" svg:y="1.214cm"><text:p text:style-name="P31"><text:span text:style-name="T28">lokale Installation von django</text:span></text:p><text:p text:style-name="P31"><text:span text:style-name="T29">- cd djangogirls</text:span></text:p><text:p text:style-name="P31"><text:span text:style-name="T29">- python manage.py runserver</text:span></text:p><text:p text:style-name="P31"><text:span text:style-name="T29">- Webbrowser </text:span><text:span text:style-name="T30"><text:a xlink:href="http://127.0.0.1:8000/" xlink:type="simple">http://127.0.0.1:8000</text:a></text:span></text:p><text:p text:style-name="P31"><text:span text:style-name="T29"/></text:p><text:p text:style-name="P32"><text:span text:style-name="T29">Application entwickel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1" draw:style-name="gr3" draw:text-style-name="P34" xml:id="id2" draw:id="id2" svg:width="7.852cm" svg:height="3.029cm" svg:x="4.567cm" svg:y="8.347cm"><text:p text:style-name="P31"><text:span text:style-name="T28">Repository auf github</text:span></text:p><text:p text:style-name="P31"><text:span text:style-name="T29">auf github brauchen wir uns nur </text:span><text:span text:style-name="T29"><text:line-break/></text:span><text:span text:style-name="T29">zur Kontrolle anmelden. github ist nur </text:span></text:p><text:p text:style-name="P31"><text:span text:style-name="T29">das „Zentrallager“ und Tauschplattform</text:span></text:p><text:p text:style-name="P31"><text:span text:style-name="T29">für die Daten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4" draw:text-style-name="P36" draw:type="curve" draw:line-skew="-2.467cm" svg:x1="4.584cm" svg:y1="2.727cm" svg:x2="4.567cm" svg:y2="9.86cm" draw:start-shape="id1" draw:start-glue-point="3" draw:end-shape="id2" svg:d="M4584 2727c-4482 0-4473 7133-17 7133" svg:viewBox="0 0 3362 7135"><text:p text:style-name="P35"><text:span text:style-name="T31">$ git status</text:span></text:p><text:p text:style-name="P35"><text:span text:style-name="T31">$ git add --all</text:span></text:p><text:p text:style-name="P35"><text:span text:style-name="T31">$ git status</text:span></text:p><text:p text:style-name="P35"><text:span text:style-name="T31">$ git commit -m „Änderung“</text:span></text:p><text:p text:style-name="P35"><text:span text:style-name="T31">$ git push </text:span></text:p></draw:connector><draw:connector draw:style-name="gr4" draw:text-style-name="P38" draw:type="curve" draw:line-skew="1.88cm" svg:x1="12.418cm" svg:y1="9.86cm" svg:x2="12.434cm" svg:y2="2.727cm" draw:start-shape="id2" draw:start-glue-point="1" draw:end-shape="id1" draw:end-glue-point="1" svg:d="M12418 9860c3598 0 3589-7133 16-7133" svg:viewBox="0 0 2699 7135"><text:p text:style-name="P37"><text:span text:style-name="T32">Um den aktuelle Zustand</text:span></text:p><text:p text:style-name="P37"><text:span text:style-name="T32">von github zu holen</text:span></text:p><text:p text:style-name="P37"><text:span text:style-name="T32">(Achtung überschreibt!):</text:span></text:p><text:p text:style-name="P32"><text:span text:style-name="T32">$ git pull</text:span></text:p></draw:connector><draw:custom-shape draw:name="Form1" draw:style-name="gr5" draw:text-style-name="P39" xml:id="id3" draw:id="id3" svg:width="7.85cm" svg:height="4.502cm" svg:x="4.568cm" svg:y="14.147cm"><text:p text:style-name="P31"><text:span text:style-name="T28">Installation auf pythonanywhere</text:span></text:p><text:p text:style-name="P31"><text:span text:style-name="T29">- Gehe zur </text:span><text:span text:style-name="T33"><text:a xlink:href="https://www.pythonanywhere.com/web_app_setup/" xlink:type="simple">Seite „Web“</text:a></text:span><text:span text:style-name="T29"><text:s/>und reload</text:span></text:p><text:p text:style-name="P31"><text:span text:style-name="T29">- Um </text:span><text:span text:style-name="T34">python manage.py </text:span><text:span text:style-name="T29">zu verwenden </text:span><text:span text:style-name="T29"><text:line-break/></text:span><text:span text:style-name="T29"> <text:s/>oder etwas zu installieren, auf </text:span><text:span text:style-name="T34">„Start a</text:span></text:p><text:p text:style-name="P31"><text:span text:style-name="T34"><text:s text:c="2"/></text:span><text:span text:style-name="T34">console in this virtualenv“</text:span><text:span text:style-name="T29"> gehen.</text:span><text:span text:style-name="T29"><text:line-break/></text:span><text:span text:style-name="T29">- Auf der Seite „Web“ die</text:span><text:span text:style-name="T29"><text:line-break/></text:span><text:span text:style-name="T29"> <text:s/>Nutzungsdauer verlängern! </text:span></text:p><text:p text:style-name="P31"><text:span text:style-name="T29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4" draw:text-style-name="P40" draw:type="curve" svg:x1="4.567cm" svg:y1="9.861cm" svg:x2="4.568cm" svg:y2="16.398cm" draw:start-shape="id2" draw:start-glue-point="3" draw:end-shape="id3" draw:end-glue-point="3" svg:d="M4567 9861c-753 0-755 6537 1 6537" svg:viewBox="0 0 568 6539"><text:p text:style-name="P32"><text:span text:style-name="T35"><text:a xlink:href="https://www.pythonanywhere.com/consoles/" xlink:type="simple">PythonAnywhere-Bash-Konsole</text:a></text:span></text:p><text:p text:style-name="P32"><text:span text:style-name="T32">$ cd ~/&lt;dein-name&gt;.pythonanywhere.com</text:span></text:p><text:p text:style-name="P32"><text:span text:style-name="T32">$ git pull</text:span></text:p></draw:connector><draw:connector draw:style-name="gr6" draw:text-style-name="P41" draw:type="curve" svg:x1="12.418cm" svg:y1="16.398cm" svg:x2="12.418cm" svg:y2="9.861cm" draw:start-shape="id3" draw:start-glue-point="1" draw:end-shape="id2" draw:end-glue-point="1" svg:d="M12418 16398c753 0 753-6537 0-6537" svg:viewBox="0 0 566 6539"><text:p/></draw:connector></draw:g></text:p>
      <text:p text:style-name="P30"><text:span text:style-name="Strong_20_Emphasis"><text:span text:style-name="T3">django Entwicklung</text:span></text:span></text:p>
      <text:p text:style-name="P11"><text:span text:style-name="T4">Nach <text:line-break/></text:span><text:span text:style-name="Source_20_Text">$ django-admin startproject mysite .<text:line-break/></text:span><text:span text:style-name="Source_20_Text"><text:span text:style-name="T15">und dem Erzeugen der App blog mit </text:span></text:span><text:span text:style-name="Source_20_Text"><text:span text:style-name="T18"><text:line-break/></text:span></text:span><text:span text:style-name="Source_20_Text">$ python manage.py startapp blog</text:span></text:p>
      <text:p text:style-name="P11"><text:span text:style-name="Source_20_Text"><text:span text:style-name="T15">sieht die Verzeichnisstruktur so aus:</text:span></text:span></text:p>
      <text:p text:style-name="P20"><text:span text:style-name="Source_20_Text"><text:span text:style-name="T18">djangogirls</text:span></text:span></text:p>
      <text:p text:style-name="Preformatted_20_Text"><text:span text:style-name="Source_20_Text">├── blog</text:span></text:p>
      <text:p text:style-name="Preformatted_20_Text"><text:span text:style-name="Source_20_Text">│ <text:s text:c="2"/>├── __init__.py</text:span></text:p>
      <text:p text:style-name="Preformatted_20_Text"><text:span text:style-name="Source_20_Text">│ <text:s text:c="2"/>├── </text:span><text:a xlink:type="simple" xlink:href="https://tutorial.djangogirls.org/de/django_admin/#django-administration" text:style-name="Internet_20_link" text:visited-style-name="Visited_20_Internet_20_Link"><text:span text:style-name="Source_20_Text">admin.py</text:span></text:a></text:p>
      <text:p text:style-name="Preformatted_20_Text"><text:span text:style-name="Source_20_Text">│ <text:s text:c="2"/>├── apps.py</text:span></text:p>
      <text:p text:style-name="Preformatted_20_Text"><text:span text:style-name="Source_20_Text">│ <text:s text:c="2"/>├── migrations</text:span></text:p>
      <text:p text:style-name="Preformatted_20_Text"><text:span text:style-name="Source_20_Text">│ <text:s text:c="2"/>│ <text:s text:c="2"/>└── __init__.py</text:span></text:p>
      <text:p text:style-name="Preformatted_20_Text"><text:span text:style-name="Source_20_Text">│ <text:s text:c="2"/>├── </text:span><text:a xlink:type="simple" xlink:href="https://tutorial.djangogirls.org/de/django_models/#das-blogpost-model" text:style-name="Internet_20_link" text:visited-style-name="Visited_20_Internet_20_Link"><text:span text:style-name="Source_20_Text">models.py</text:span></text:a></text:p>
      <text:p text:style-name="Preformatted_20_Text"><text:span text:style-name="Source_20_Text">│ <text:s text:c="2"/>├── tests.py</text:span></text:p>
      <text:p text:style-name="Preformatted_20_Text"><text:span text:style-name="Source_20_Text">│ <text:s text:c="2"/>└── views.py</text:span></text:p>
      <text:p text:style-name="Preformatted_20_Text"><text:span text:style-name="Source_20_Text">├── db.sqlite3</text:span></text:p>
      <text:p text:style-name="Preformatted_20_Text"><text:span text:style-name="Source_20_Text">├── manage.py</text:span></text:p>
      <text:p text:style-name="Preformatted_20_Text"><text:span text:style-name="Source_20_Text">├── mysite</text:span></text:p>
      <text:p text:style-name="Preformatted_20_Text"><text:span text:style-name="Source_20_Text">│ <text:s text:c="2"/>├── __init__.py</text:span></text:p>
      <text:p text:style-name="Preformatted_20_Text"><text:span text:style-name="Source_20_Text">│ <text:s text:c="2"/>├── </text:span><text:a xlink:type="simple" xlink:href="https://tutorial.djangogirls.org/de/django_models/#eine-applikation-für-unseren-blog" text:style-name="Internet_20_link" text:visited-style-name="Visited_20_Internet_20_Link"><text:span text:style-name="Source_20_Text">settings.py</text:span></text:a></text:p>
      <text:p text:style-name="Preformatted_20_Text"><text:span text:style-name="Source_20_Text">│ <text:s text:c="2"/>├── </text:span><text:a xlink:type="simple" xlink:href="https://tutorial.djangogirls.org/de/django_urls/#wie-funktionieren-urls-in-django" text:style-name="Internet_20_link" text:visited-style-name="Visited_20_Internet_20_Link"><text:span text:style-name="Source_20_Text">urls.py</text:span></text:a></text:p>
      <text:p text:style-name="Preformatted_20_Text"><text:span text:style-name="Source_20_Text">│ <text:s text:c="2"/>└── wsgi.py</text:span></text:p>
      <text:p text:style-name="P24"><text:span text:style-name="Source_20_Text">└── requirements.txt</text:span></text:p>
      <text:p text:style-name="P12"><text:span text:style-name="Source_20_Text"><text:span text:style-name="T16">Nachdem in die Datenbankstruktur in models.py definiert bzw geändert ist, wird mit <text:line-break/></text:span></text:span><text:span text:style-name="Source_20_Text"><text:span text:style-name="T19">$ python manage.py makemigrations blog</text:span></text:span></text:p>
      <text:p text:style-name="P12"><text:span text:style-name="Source_20_Text"><text:span text:style-name="T16">die SQL-Anweisungen zum Erstellen der Datenbank erzeugt. Mit<text:line-break/></text:span></text:span><text:span text:style-name="Source_20_Text"><text:span text:style-name="T19">$ python manage.py migrate blog</text:span></text:span></text:p>
      <text:p text:style-name="P12"><text:span text:style-name="Source_20_Text"><text:span text:style-name="T16">werden diese Anweisungen in der Datenbank umgesetzt und die Datenbanktabellen angelegt. </text:span></text:span><text:span text:style-name="Source_20_Text"><text:span text:style-name="T17">Dies geschieht in der Datenbankdatei </text:span></text:span><text:span text:style-name="Source_20_Text"><text:span text:style-name="T26">db.sqlite3</text:span></text:span><text:span text:style-name="Source_20_Text"><text:span text:style-name="T17">.</text:span></text:span><text:span text:style-name="Source_20_Text"><text:span text:style-name="T16"><text:line-break/></text:span></text:span></text:p>
      <text:p text:style-name="P27">URLs und Views</text:p>
      <text:p text:style-name="P9"><text:span text:style-name="Source_20_Text"><text:span text:style-name="T8">Die Web-Adressen (URL) für die django apps werden in den url.py Dateien definiert. </text:span></text:span></text:p>
      <text:p text:style-name="P21"><draw:frame draw:style-name="fr1" draw:name="Rahmen3" text:anchor-type="paragraph" svg:x="1.044cm" svg:y="0.208cm" svg:width="11.377cm" draw:z-index="7"><draw:text-box fo:min-height="4.299cm"><text:p text:style-name="P9"><text:span text:style-name="Source_20_Text"><text:span text:style-name="T8">mysite/urls.py</text:span></text:span></text:p><text:p text:style-name="P23"><text:span text:style-name="Source_20_Text">"""mysite URL Configuration<text:line-break/>"""<text:line-break/>from django.contrib import admin<text:line-break/>from django.urls import path, </text:span><text:span text:style-name="Source_20_Text"><text:span text:style-name="T27">include</text:span></text:span><text:span text:style-name="Source_20_Text"><text:line-break/><text:line-break/>urlpatterns = [<text:line-break/> <text:s text:c="3"/>path('admin/', admin.site.urls),<text:line-break/> <text:s text:c="3"/>path('', include('blog.urls')),<text:line-break/>]</text:span></text:p></draw:text-box></draw:frame><text:span text:style-name="Source_20_Text"><text:span text:style-name="T6">path('admin/', admin.site.urls),</text:span></text:span></text:p>
      <text:p text:style-name="P9"><text:span text:style-name="Source_20_Text"><text:span text:style-name="T8">bedeutet, dass beim Aufruf von </text:span></text:span><text:a xlink:type="simple" xlink:href="http://127.0.0.1:8000/admin/" text:style-name="Internet_20_link" text:visited-style-name="Visited_20_Internet_20_Link"><text:span text:style-name="Source_20_Text"><text:span text:style-name="T8">http://127.0.0.1:8000/admin/</text:span></text:span></text:a><text:span text:style-name="Source_20_Text"><text:span text:style-name="T8"> die Funktion admin.site.urls ausgeführt wird.</text:span></text:span></text:p>
      <text:p text:style-name="P21"><text:span text:style-name="Source_20_Text"><text:span text:style-name="T6">path('', include('blog.urls')),</text:span></text:span></text:p>
      <text:p text:style-name="P9"><text:span text:style-name="Source_20_Text"><text:span text:style-name="T8">bedeutet, <text:s/>dass beim Aufruf von </text:span></text:span><text:a xlink:type="simple" xlink:href="http://127.0.0.1:8000/admin/" text:style-name="Internet_20_link" text:visited-style-name="Visited_20_Internet_20_Link"><text:span text:style-name="Source_20_Text"><text:span text:style-name="T8">http://127.0.0.1:8000</text:span></text:span></text:a><text:span text:style-name="Source_20_Text"><text:span text:style-name="T8"> die Anweisungen aus der urls.py Datei im Ordner blog ausgeführt werden (</text:span></text:span><text:span text:style-name="Source_20_Text"><text:span text:style-name="T11">include</text:span></text:span><text:span text:style-name="Source_20_Text"><text:span text:style-name="T13"> der Datei)</text:span></text:span><text:span text:style-name="Source_20_Text"><text:span text:style-name="T8">:</text:span></text:span></text:p>
      <text:p text:style-name="P13"><draw:frame draw:style-name="fr1" draw:name="Rahmen2" text:anchor-type="paragraph" svg:x="1.044cm" svg:y="0.185cm" svg:width="11.95cm" draw:z-index="6"><draw:text-box fo:min-height="2.778cm"><text:p text:style-name="P9"><text:span text:style-name="Source_20_Text"><text:span text:style-name="T8">blog/urls.py</text:span></text:span></text:p><text:p text:style-name="Preformatted_20_Text"><text:span text:style-name="Source_20_Text">from django.urls import path<text:line-break/>from . import views</text:span><text:span text:style-name="Source_20_Text"><text:span text:style-name="T8"><text:line-break/></text:span></text:span><text:span text:style-name="Source_20_Text"><text:span text:style-name="T21">urlpatterns = [<text:line-break/></text:span></text:span><text:span text:style-name="Source_20_Text"><text:span text:style-name="T20"> <text:s/></text:span></text:span><text:span text:style-name="Source_20_Text"><text:s text:c="2"/>path('', views.post_list, name='post_list'),<text:line-break/>]</text:span></text:p></draw:text-box></draw:frame><text:soft-page-break/><text:span text:style-name="Source_20_Text"><text:span text:style-name="T6"/></text:span></text:p>
      <text:p text:style-name="Preformatted_20_Text"><text:span text:style-name="Source_20_Text"><text:span text:style-name="T8"/></text:span></text:p>
      <text:p text:style-name="P16"><text:span text:style-name="Source_20_Text"><text:span text:style-name="T9">Dies haben wir in Python gelernt: von der Datei views.py werden alle Funktionen importiert. In den urlpatterns wird festgelegt, dass bei </text:span></text:span><text:span text:style-name="Source_20_Text"><text:span text:style-name="T8">Aufruf von </text:span></text:span><text:a xlink:type="simple" xlink:href="http://127.0.0.1:8000/admin/" text:style-name="Internet_20_link" text:visited-style-name="Visited_20_Internet_20_Link"><text:span text:style-name="Source_20_Text"><text:span text:style-name="T8">http://127.0.0.1:8000</text:span></text:span></text:a><text:span text:style-name="Source_20_Text"><text:span text:style-name="T8"> die </text:span></text:span><text:span text:style-name="Source_20_Text"><text:span text:style-name="T9">Funktion </text:span></text:span><text:span text:style-name="Source_20_Text"><text:span text:style-name="T12">post_list</text:span></text:span><text:span text:style-name="Source_20_Text"><text:span text:style-name="T9"> aus </text:span></text:span><text:span text:style-name="Source_20_Text"><text:span text:style-name="T12">views.py</text:span></text:span><text:span text:style-name="Source_20_Text"><text:span text:style-name="T9"> ausgeführt wird.</text:span></text:span></text:p>
      <text:p text:style-name="P16"><text:span text:style-name="Source_20_Text"><text:span text:style-name="T9">Die einfachste views.py Datei sieht so aus:</text:span></text:span></text:p>
      <text:p text:style-name="P14"><draw:frame draw:style-name="fr1" draw:name="Rahmen1" text:anchor-type="paragraph" svg:x="1.044cm" svg:y="0.243cm" svg:width="11.598cm" draw:z-index="5"><draw:text-box fo:min-height="2.91cm"><text:p text:style-name="P16"><text:span text:style-name="Source_20_Text"><text:span text:style-name="T9">blog/views.py</text:span></text:span></text:p><text:p text:style-name="Preformatted_20_Text"><text:span text:style-name="Source_20_Text">from django.shortcuts import render<text:line-break/><text:line-break/># Create your views here.<text:line-break/><text:line-break/>def post_list(request):</text:span></text:p><text:p text:style-name="P24"><text:span text:style-name="Source_20_Text"><text:s text:c="4"/>return render(request, 'blog/post_list.html', {})</text:span></text:p></draw:text-box></draw:frame><text:span text:style-name="Source_20_Text"><text:span text:style-name="T7"/></text:span></text:p>
      <text:p text:style-name="P25"><text:span text:style-name="Source_20_Text"><text:span text:style-name="T9">Die Funktion </text:span></text:span><text:span text:style-name="Source_20_Text"><text:span text:style-name="T12">post_list</text:span></text:span><text:span text:style-name="Source_20_Text"><text:span text:style-name="T14"> liefert im Wesentlichen den Inhalt des Templates blog/post_list.html zurück, d.h. diese Datei wird im Webbrowser angezeigt. Später wird diese Funktion erweitert, um dynamische Inhalte anzuzuzeigen.</text:span></text:span></text:p>
      <text:p text:style-name="P14"><draw:frame draw:style-name="fr1" draw:name="Rahmen4" text:anchor-type="paragraph" svg:x="1.198cm" svg:y="0.446cm" svg:width="11.679cm" draw:z-index="8"><draw:text-box fo:min-height="3.404cm"><text:p text:style-name="P16"><text:span text:style-name="Source_20_Text"><text:span text:style-name="T9">blog/templates/blog/post_list.html</text:span></text:span></text:p><text:p text:style-name="Preformatted_20_Text"><text:span text:style-name="Source_20_Text">&lt;html&gt;</text:span></text:p><text:p text:style-name="Preformatted_20_Text"><text:span text:style-name="Source_20_Text">&lt;body&gt;</text:span></text:p><text:p text:style-name="Preformatted_20_Text"><text:span text:style-name="Source_20_Text"><text:s text:c="4"/>&lt;p&gt;Halli-Hallo!&lt;/p&gt;</text:span></text:p><text:p text:style-name="Preformatted_20_Text"><text:span text:style-name="Source_20_Text"><text:s text:c="4"/>&lt;p&gt;Es funktioniert!&lt;/p&gt;</text:span></text:p><text:p text:style-name="Preformatted_20_Text"><text:span text:style-name="Source_20_Text">&lt;/body&gt;</text:span></text:p><text:p text:style-name="P24"><text:span text:style-name="Source_20_Text">&lt;/html&gt;</text:span></text:p></draw:text-box></draw:frame><text:span text:style-name="Source_20_Text"><text:span text:style-name="T9">Hier ist eine kleine </text:span></text:span><text:a xlink:type="simple" xlink:href="https://tutorial.djangogirls.org/de/html/#dein-template-anpassen" text:style-name="Internet_20_link" text:visited-style-name="Visited_20_Internet_20_Link"><text:span text:style-name="Source_20_Text"><text:span text:style-name="T9">Erinnerung</text:span></text:span></text:a><text:span text:style-name="Source_20_Text"><text:span text:style-name="T9"> an HTML.</text:span></text:span></text:p>
      <text:p text:style-name="P15"><text:span text:style-name="Source_20_Text"><text:span text:style-name="T10">Wenn alles lokal läuft, können wir die Dateien auf pythonanywhere veröffentlichen.</text:span></text:span></text:p>
      <text:p text:style-name="P28"><text:span text:style-name="T5">D</text:span><text:span text:style-name="T2">atenbankeinträge- und abfragen</text:span></text:p>
      <text:p text:style-name="P8">Django biete eigenen einfache Funktion in der python-syntax, um mit der Datenbank umzugehen. Es ist kein SQL notwendig ( wenn auch das Wissen darum nützlich ist).</text:p>
      <text:p text:style-name="P8">Wie in Python üblich, können die Befehle in der Python-Shell ausprobiert werden. In Django wird die Shell mit </text:p>
      <text:p text:style-name="P22"><text:span text:style-name="Source_20_Text">$ python manage.py shell</text:span></text:p>
      <text:p text:style-name="P8">gestartet. </text:p>
      <text:p text:style-name="P8">Die Befehle zum ausprobieren sind auf <text:a xlink:type="simple" xlink:href="https://tutorial.djangogirls.org/de/django_orm/" text:style-name="Internet_20_link" text:visited-style-name="Visited_20_Internet_20_Link">djangogirls.org</text:a>.</text:p>
      <text:p text:style-name="P8"/>
      <text:p text:style-name="P8"/>
      <text:p text:style-name="P29"><text:soft-page-break/>Datenbankeinträge über views.py und templates anzeigen</text:p>
      <text:p text:style-name="P17">Erklärungen zu dem Inhalt und Aufbau der views.py Datei sind <text:a xlink:type="simple" xlink:href="https://tutorial.djangogirls.org/de/dynamic_data_in_templates/#dynamische-daten-in-templates" text:style-name="Internet_20_link" text:visited-style-name="Visited_20_Internet_20_Link">hier</text:a>.</text:p>
      <text:p text:style-name="P18"><draw:frame draw:style-name="fr1" draw:name="Rahmen5" text:anchor-type="paragraph" svg:x="0.977cm" svg:y="0.189cm" svg:width="15.958cm" draw:z-index="9"><draw:text-box fo:min-height="4.606cm"><text:p text:style-name="P17">blog/views.py</text:p><text:p text:style-name="Preformatted_20_Text"><text:span text:style-name="Source_20_Text">from django.shortcuts import render</text:span></text:p><text:p text:style-name="Preformatted_20_Text"><text:span text:style-name="Source_20_Text">from django.utils import timezone</text:span></text:p><text:p text:style-name="Preformatted_20_Text"><text:span text:style-name="Source_20_Text">from .models import Post</text:span></text:p><text:p text:style-name="Preformatted_20_Text"/><text:p text:style-name="Preformatted_20_Text"><text:span text:style-name="Source_20_Text">def post_list(request):</text:span></text:p><text:p text:style-name="Preformatted_20_Text"><text:span text:style-name="Source_20_Text"><text:span text:style-name="T22">    posts = Post.objects.filter(published_date__lte=timezone.now()).order_by('published_date')</text:span></text:span></text:p><text:p text:style-name="P24"><text:span text:style-name="Source_20_Text"><text:s text:c="4"/>return render(request, 'blog/post_list.html', {'posts': posts})</text:span></text:p></draw:text-box></draw:frame><text:span text:style-name="Source_20_Text"/></text:p>
      <text:p text:style-name="P17">In den Templates der HTML-Dateien <text:span text:style-name="T23">werden sogenannte </text:span><text:a xlink:type="simple" xlink:href="https://tutorial.djangogirls.org/de/django_templates/#django-templates" text:style-name="Internet_20_link" text:visited-style-name="Visited_20_Internet_20_Link"><text:span text:style-name="T23">Template-Tags</text:span></text:a><text:span text:style-name="T23"> verwendet, um</text:span> Pythonbefehle bzw. Abwandlungen davon <text:span text:style-name="T23">zu benutzen</text:span>. Diese müssen gegenüber der normalen HTML-Syntax abgegrenzt werden. Variablen werden z.B. in doppelte geschweifte Klammern gesetzt werden. Programmabschnitte in geschweifte Klammern mit zusätzlichen Prozentzeichen.</text:p>
      <text:p text:style-name="P18"><draw:frame draw:style-name="fr1" draw:name="Rahmen6" text:anchor-type="paragraph" svg:x="1.021cm" svg:y="0.192cm" svg:width="13.737cm" draw:z-index="10"><draw:text-box fo:min-height="5.115cm"><text:p text:style-name="P17">blog/templates/blog/post_list.html</text:p><text:p text:style-name="Preformatted_20_Text"><text:span text:style-name="Source_20_Text">&lt;div&gt;</text:span></text:p><text:p text:style-name="Preformatted_20_Text"><text:span text:style-name="Source_20_Text"><text:s text:c="4"/>&lt;h1&gt;&lt;a href="/"&gt;Django Girls Blog&lt;/a&gt;&lt;/h1&gt;</text:span></text:p><text:p text:style-name="Preformatted_20_Text"><text:span text:style-name="Source_20_Text">&lt;/div&gt;</text:span></text:p><text:p text:style-name="Preformatted_20_Text"/><text:p text:style-name="Preformatted_20_Text"><text:span text:style-name="Source_20_Text">{% for post in posts %}</text:span></text:p><text:p text:style-name="Preformatted_20_Text"><text:span text:style-name="Source_20_Text"><text:s text:c="4"/>&lt;div&gt;</text:span></text:p><text:p text:style-name="Preformatted_20_Text"><text:span text:style-name="Source_20_Text"><text:s text:c="8"/>&lt;p&gt;published: {{ post.published_date }}&lt;/p&gt;</text:span></text:p><text:p text:style-name="Preformatted_20_Text"><text:span text:style-name="Source_20_Text"><text:s text:c="8"/>&lt;h2&gt;&lt;a href=""&gt;{{ post.title }}&lt;/a&gt;&lt;/h2&gt;</text:span></text:p><text:p text:style-name="Preformatted_20_Text"><text:span text:style-name="Source_20_Text"><text:s text:c="8"/>&lt;p&gt;{{ post.text|linebreaksbr }}&lt;/p&gt;</text:span></text:p><text:p text:style-name="Preformatted_20_Text"><text:span text:style-name="Source_20_Text"><text:s text:c="4"/>&lt;/div&gt;</text:span></text:p><text:p text:style-name="P24"><text:span text:style-name="Source_20_Text">{% endfor %}</text:span></text:p></draw:text-box></draw:frame><text:span text:style-name="Source_20_Text"/></text:p>
      <text:p text:style-name="P19">Nach dem Veröffentlichen wird auf pythonanywhere keine Blogeinträge angezeigt, da die Datenbankdatei <text:span text:style-name="T24">db.sqlite3</text:span> durch <text:span text:style-name="T25">.gitignore</text:span> nicht mit veröffentlicht wird. Am Besten können über die admin-Seite Blogeinträge angelegt werden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OpenSymbol" svg:font-family="OpenSymbol"/>
    <style:font-face style:name="Liberation Mono1" svg:font-family="'Liberation Mono'" style:font-adornments="Standard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4" svg:font-family="'Liberation Sans'" style:font-pitch="variable"/>
    <style:font-face style:name="Liberation Sans1" svg:font-family="'Liberation Sans'" style:font-adornments="Bold" style:font-pitch="variable"/>
    <style:font-face style:name="Liberation Sans" svg:font-family="'Liberation Sans'" style:font-adornments="Regular" style:font-pitch="variable"/>
    <style:font-face style:name="Utopia LaTeX" svg:font-family="'Utopia LaTeX'" style:font-pitch="variable"/>
    <style:font-face style:name="FreeSans" svg:font-family="FreeSans" style:font-family-generic="roman" style:font-pitch="variable"/>
    <style:font-face style:name="Liberation Sans2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5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12" draw:display-name="Gradient 12" draw:style="radial" draw:cx="50%" draw:cy="50%" draw:start-color="#b3b3b3" draw:end-color="#ffffff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4cm" style:writing-mode="lr-tb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1.199cm" fo:margin-right="0cm" fo:margin-top="0cm" fo:margin-bottom="0.499cm" loext:contextual-spacing="false" fo:text-align="start" style:justify-single-word="false" fo:orphans="2" fo:widows="2" fo:text-indent="-0.9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Liberation Sans5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401cm" fo:margin-right="0cm" fo:margin-top="0cm" fo:margin-bottom="0.4cm" loext:contextual-spacing="false" fo:text-indent="-0.801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6cm" fo:margin-right="0cm" fo:margin-top="0cm" fo:margin-bottom="0.3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8cm" fo:margin-right="0cm" fo:margin-top="0cm" fo:margin-bottom="0.199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6.0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7.2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8.4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9.6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10.8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6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6pt" style:font-style-asian="normal" style:font-weight-asian="normal" style:font-name-complex="Liberation Sans5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5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5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5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5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5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5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5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5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left="1.199cm" fo:margin-right="0cm" fo:margin-top="0cm" fo:margin-bottom="0.499cm" loext:contextual-spacing="false" fo:text-align="start" style:justify-single-word="false" fo:orphans="2" fo:widows="2" fo:text-indent="-0.9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Liberation Sans5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left="2.401cm" fo:margin-right="0cm" fo:margin-top="0cm" fo:margin-bottom="0.4cm" loext:contextual-spacing="false" fo:text-indent="-0.801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left="3.6cm" fo:margin-right="0cm" fo:margin-top="0cm" fo:margin-bottom="0.3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left="4.8cm" fo:margin-right="0cm" fo:margin-top="0cm" fo:margin-bottom="0.199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left="6.0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left="7.2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left="8.4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left="9.6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left="10.8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5" style:font-family-complex="'Liberation Sans'" style:font-family-generic-complex="system" style:font-pitch-complex="variable" style:font-size-complex="12pt"/>
    </style:style>
    <style:style style:name="Code" style:family="paragraph" style:parent-style-name="Standard">
      <loext:graphic-properties draw:fill="solid" draw:fill-color="#000000" draw:fill-image-width="0cm" draw:fill-image-height="0cm"/>
      <style:paragraph-properties fo:background-color="#000000" style:writing-mode="lr-tb">
        <style:tab-stops/>
      </style:paragraph-properties>
      <style:text-properties fo:color="#99ff66" style:font-name="Liberation Mono1" fo:font-family="'Liberation Mono'" style:font-style-name="Standard" style:font-pitch="fixed" fo:background-color="transparent"/>
    </style:style>
    <style:style style:name="Aufgabe" style:family="paragraph" style:parent-style-name="Heading" style:next-style-name="Text_20_body" style:master-page-name="">
      <loext:graphic-properties draw:fill="solid" draw:fill-color="#cccccc" draw:fill-image-width="0cm" draw:fill-image-height="0cm"/>
      <style:paragraph-properties style:page-number="auto" fo:background-color="#cccccc" style:shadow="none" style:writing-mode="lr-tb">
        <style:tab-stops/>
      </style:paragraph-properties>
      <style:text-properties style:font-name="Liberation Sans" fo:font-family="'Liberation Sans'" style:font-style-name="Regular" style:font-pitch="variable" fo:font-size="12pt" fo:font-style="normal" fo:font-weight="bold" fo:background-color="#cccccc"/>
    </style:style>
    <style:style style:name="Bibliography_20_Heading" style:display-name="Bibliography Heading" style:family="paragraph" style:parent-style-name="Heading" style:class="index"/>
    <style:style style:name="Important" style:family="paragraph" style:parent-style-name="Heading" style:next-style-name="Text_20_body">
      <loext:graphic-properties draw:fill="solid" draw:fill-color="#ff3333" draw:fill-image-width="0cm" draw:fill-image-height="0cm"/>
      <style:paragraph-properties fo:background-color="#ff3333" style:writing-mode="lr-tb"/>
      <style:text-properties style:font-name="Liberation Sans1" fo:font-family="'Liberation Sans'" style:font-style-name="Bold" style:font-pitch="variable" fo:font-size="12pt" fo:font-weight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style:font-name="Liberation Sans3" fo:font-family="'Liberation Sans'" style:font-family-generic="swiss" style:font-pitch="variable" fo:font-size="10pt" style:font-size-asian="8.75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2.448cm" style:rel-column-width="9431*"/>
    </style:style>
    <style:style style:name="Tabelle1.B" style:family="table-column">
      <style:table-column-properties style:column-width="2.371cm" style:rel-column-width="9132*"/>
    </style:style>
    <style:style style:name="Tabelle1.C" style:family="table-column">
      <style:table-column-properties style:column-width="6.294cm" style:rel-column-width="24243*"/>
    </style:style>
    <style:style style:name="Tabelle1.D" style:family="table-column">
      <style:table-column-properties style:column-width="5.401cm" style:rel-column-width="20805*"/>
    </style:style>
    <style:style style:name="Tabelle1.E" style:family="table-column">
      <style:table-column-properties style:column-width="0.499cm" style:rel-column-width="1924*"/>
    </style:style>
    <style:style style:name="Tabelle1.1" style:family="table-row">
      <style:table-row-properties style:row-height="0.6cm"/>
    </style:style>
    <style:style style:name="Tabel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" style:family="table-cell">
      <style:table-cell-properties style:vertical-align="middle" fo:background-color="#e6e6e6" fo:padding="0.097cm" fo:border-left="none" fo:border-right="none" fo:border-top="0.05pt solid #000000" fo:border-bottom="none">
        <style:background-image/>
      </style:table-cell-properties>
    </style:style>
    <style:style style:name="Tabelle1.C1" style:family="table-cell">
      <style:table-cell-properties style:vertical-align="middle"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elle1.D1" style:family="table-cell">
      <style:table-cell-properties style:vertical-align=""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elle1.E1" style:family="table-cell">
      <style:table-cell-properties style:vertical-align="middle" fo:background-color="#e6e6e6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e1.B2" style:family="table-cell">
      <style:table-cell-properties style:vertical-align="middle" fo:background-color="#e6e6e6" fo:padding="0.097cm" fo:border-left="none" fo:border-right="none" fo:border-top="none" fo:border-bottom="0.05pt solid #000000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Table_20_Contents">
      <style:paragraph-properties fo:text-align="start" style:justify-single-word="false"/>
      <style:text-properties fo:color="#999999" style:font-name="Liberation Sans3" fo:font-size="10pt" fo:font-weight="normal" officeooo:rsid="00717594" officeooo:paragraph-rsid="00717594" style:font-size-asian="10pt" style:font-weight-asian="normal" style:font-size-complex="10pt" style:font-weight-complex="normal"/>
    </style:style>
    <style:style style:name="MP3" style:family="paragraph" style:parent-style-name="Table_20_Contents">
      <style:paragraph-properties fo:text-align="center" style:justify-single-word="false"/>
      <style:text-properties fo:color="#000000" style:font-name="Liberation Sans3" fo:font-size="12pt" fo:font-weight="bold" officeooo:rsid="01bf5708" officeooo:paragraph-rsid="01b0e16a" style:font-size-asian="12pt" style:font-weight-asian="bold" style:font-size-complex="12pt" style:font-weight-complex="bold"/>
    </style:style>
    <style:style style:name="MP4" style:family="paragraph" style:parent-style-name="Table_20_Contents">
      <style:paragraph-properties fo:text-align="end" style:justify-single-word="false"/>
      <style:text-properties fo:color="#999999" style:font-name="Liberation Sans3" fo:font-size="10pt" fo:font-weight="normal" officeooo:rsid="0155a948" officeooo:paragraph-rsid="0155a948" style:font-size-asian="10pt" style:font-weight-asian="normal" style:font-size-complex="10pt" style:font-weight-complex="normal"/>
    </style:style>
    <style:style style:name="MP5" style:family="paragraph" style:parent-style-name="Table_20_Contents">
      <style:paragraph-properties fo:text-align="end" style:justify-single-word="false"/>
      <style:text-properties fo:color="#999999" style:font-name="Liberation Sans3" fo:font-size="10pt" fo:font-weight="normal" officeooo:rsid="019be44b" officeooo:paragraph-rsid="019be44b" style:font-size-asian="10pt" style:font-weight-asian="normal" style:font-size-complex="10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fo:color="#999999" style:font-name="Utopia LaTeX" fo:font-size="16pt" fo:font-weight="normal" style:font-size-asian="16pt" style:font-weight-asian="normal" style:font-size-complex="16pt" style:font-weight-complex="normal"/>
    </style:style>
    <style:style style:name="MP7" style:family="paragraph" style:parent-style-name="Table_20_Contents">
      <style:paragraph-properties fo:text-align="start" style:justify-single-word="false"/>
      <style:text-properties fo:color="#999999" style:font-name="Liberation Sans3" fo:font-size="10pt" fo:font-weight="bold" officeooo:rsid="0027febb" officeooo:paragraph-rsid="0027febb" style:font-size-asian="10pt" style:font-weight-asian="bold" style:font-size-complex="10pt" style:font-weight-complex="bold"/>
    </style:style>
    <style:style style:name="MT1" style:family="text">
      <style:text-properties officeooo:rsid="01b0e16a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53cm" fo:margin-bottom="0.7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83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column table:style-name="Tabelle1.E"/>
          <table:table-row table:style-name="Tabelle1.1">
            <table:table-cell table:style-name="Tabelle1.A1" table:number-rows-spanned="2" office:value-type="string">
              <text:p text:style-name="MP1"><draw:frame draw:style-name="Mfr1" draw:name="Bild2" text:anchor-type="as-char" svg:width="2.26cm" svg:height="0.933cm" draw:z-index="3"><draw:image xlink:href="Pictures/1000020100000120000000777F7C5F8E815FF05C.png" xlink:type="simple" xlink:show="embed" xlink:actuate="onLoad" loext:mime-type="image/png"/></draw:frame></text:p>
            </table:table-cell>
            <table:table-cell table:style-name="Tabelle1.B1" office:value-type="string">
              <text:p text:style-name="MP2"/>
            </table:table-cell>
            <table:table-cell table:style-name="Tabelle1.C1" table:number-rows-spanned="2" office:value-type="string">
              <text:p text:style-name="MP3">django<text:line-break/>githup - pythonanywhere</text:p>
            </table:table-cell>
            <table:table-cell table:style-name="Tabelle1.D1" table:number-rows-spanned="2" office:value-type="string">
              <text:p text:style-name="MP4"/>
              <text:p text:style-name="MP5"><text:span text:style-name="MT1">muennich</text:span>@merian-schule.de</text:p>
            </table:table-cell>
            <table:table-cell table:style-name="Tabelle1.E1" table:number-rows-spanned="2" office:value-type="string">
              <text:p text:style-name="MP6"/>
            </table:table-cell>
          </table:table-row>
          <table:table-row table:style-name="Tabelle1.1">
            <table:covered-table-cell/>
            <table:table-cell table:style-name="Tabelle1.B2" office:value-type="string">
              <text:p text:style-name="MP7">Informatik</text:p>
            </table:table-cell>
            <table:covered-table-cell/>
            <table:covered-table-cell/>
            <table:covered-table-cell/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7:16:00.224000000</meta:creation-date>
    <meta:editing-duration>PT9H15M49S</meta:editing-duration>
    <meta:editing-cycles>73</meta:editing-cycles>
    <meta:generator>LibreOffice/6.0.6.2$Windows_x86 LibreOffice_project/0c292870b25a325b5ed35f6b45599d2ea4458e77</meta:generator>
    <dc:date>2019-05-03T16:13:05.451000000</dc:date>
    <meta:document-statistic meta:table-count="1" meta:image-count="1" meta:object-count="0" meta:page-count="4" meta:paragraph-count="82" meta:word-count="525" meta:character-count="4196" meta:non-whitespace-character-count="3647"/>
  </office:meta>
</office:document-meta>
</file>